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7-0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0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1-1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9-04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7-1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6-1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07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4-2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4-16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21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30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0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0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10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21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25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02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04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23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11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22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4-0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29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12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7-2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7-19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605371428571" calcext:value-type="float">
            <text:p>5.54605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31767741936" calcext:value-type="float">
            <text:p>5.6143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5072" calcext:value-type="float">
            <text:p>5.86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0936" calcext:value-type="float">
            <text:p>5.7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590838709677" calcext:value-type="float">
            <text:p>5.4859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330090322581" calcext:value-type="float">
            <text:p>4.8533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10387096774" calcext:value-type="float">
            <text:p>3.2031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77904" calcext:value-type="float">
            <text:p>2.4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624606451613" calcext:value-type="float">
            <text:p>2.1162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867443478261" calcext:value-type="float">
            <text:p>1.71867443478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5316129032" calcext:value-type="float">
            <text:p>2.1275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189655172414" calcext:value-type="float">
            <text:p>2.56189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282539130435" calcext:value-type="float">
            <text:p>3.52282539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61135483871" calcext:value-type="float">
            <text:p>4.1786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1248" calcext:value-type="float">
            <text:p>4.52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208626086957" calcext:value-type="float">
            <text:p>4.73208626086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7684" calcext:value-type="float">
            <text:p>4.547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451661538462" calcext:value-type="float">
            <text:p>3.664516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50735483871" calcext:value-type="float">
            <text:p>2.2035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128993103448" calcext:value-type="float">
            <text:p>1.99128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29032258065" calcext:value-type="float">
            <text:p>1.9172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20888" calcext:value-type="float">
            <text:p>2.0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019896774193" calcext:value-type="float">
            <text:p>2.280198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906428571429" calcext:value-type="float">
            <text:p>3.39906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62761290323" calcext:value-type="float">
            <text:p>4.1366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655690322581" calcext:value-type="float">
            <text:p>4.9965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804" calcext:value-type="float">
            <text:p>5.41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866387096774" calcext:value-type="float">
            <text:p>5.7786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4072" calcext:value-type="float">
            <text:p>6.0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588412903226" calcext:value-type="float">
            <text:p>6.2258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972516129032" calcext:value-type="float">
            <text:p>5.7897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1248" calcext:value-type="float">
            <text:p>4.52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917316129032" calcext:value-type="float">
            <text:p>3.6591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45088" calcext:value-type="float">
            <text:p>3.66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892309677419" calcext:value-type="float">
            <text:p>4.5589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279466666667" calcext:value-type="float">
            <text:p>6.44279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24452" calcext:value-type="float">
            <text:p>6.762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7632" calcext:value-type="float">
            <text:p>6.76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34944" calcext:value-type="float">
            <text:p>6.67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83225806452" calcext:value-type="float">
            <text:p>6.4868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538344827586" calcext:value-type="float">
            <text:p>6.15538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430529032258" calcext:value-type="float">
            <text:p>6.1543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792077419355" calcext:value-type="float">
            <text:p>5.7079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9832" calcext:value-type="float">
            <text:p>5.60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06324" calcext:value-type="float">
            <text:p>6.38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66503225807" calcext:value-type="float">
            <text:p>6.53766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883085714286" calcext:value-type="float">
            <text:p>6.53883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249230769231" calcext:value-type="float">
            <text:p>6.752492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923793548387" calcext:value-type="float">
            <text:p>6.70923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7408" calcext:value-type="float">
            <text:p>6.40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14944516129" calcext:value-type="float">
            <text:p>6.1314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4644" calcext:value-type="float">
            <text:p>5.9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2216" calcext:value-type="float">
            <text:p>5.7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20728" calcext:value-type="float">
            <text:p>5.0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5232" calcext:value-type="float">
            <text:p>6.5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315304347826" calcext:value-type="float">
            <text:p>6.3431530434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170215384615" calcext:value-type="float">
            <text:p>5.881702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6682" calcext:value-type="float">
            <text:p>5.456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516128" calcext:value-type="float">
            <text:p>5.085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413961290323" calcext:value-type="float">
            <text:p>4.8041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70584" calcext:value-type="float">
            <text:p>5.21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549625806452" calcext:value-type="float">
            <text:p>6.4654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323744" calcext:value-type="float">
            <text:p>6.883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52696774194" calcext:value-type="float">
            <text:p>6.8095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265006451613" calcext:value-type="float">
            <text:p>6.87265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0808" calcext:value-type="float">
            <text:p>6.71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295122580645" calcext:value-type="float">
            <text:p>6.6029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5504" calcext:value-type="float">
            <text:p>6.4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129780645161" calcext:value-type="float">
            <text:p>6.1312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318993548387" calcext:value-type="float">
            <text:p>5.5631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98976" calcext:value-type="float">
            <text:p>5.47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21064" calcext:value-type="float">
            <text:p>5.98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360571428571" calcext:value-type="float">
            <text:p>6.53360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893703225806" calcext:value-type="float">
            <text:p>6.80893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85832258065" calcext:value-type="float">
            <text:p>7.2238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1448" calcext:value-type="float">
            <text:p>7.22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84624516129" calcext:value-type="float">
            <text:p>7.0184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189103448276" calcext:value-type="float">
            <text:p>6.721891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245393548387" calcext:value-type="float">
            <text:p>6.5324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05574193548" calcext:value-type="float">
            <text:p>6.3330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32776" calcext:value-type="float">
            <text:p>5.85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987509677419" calcext:value-type="float">
            <text:p>6.07987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37808" calcext:value-type="float">
            <text:p>6.98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25470967742" calcext:value-type="float">
            <text:p>7.4702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416657142857" calcext:value-type="float">
            <text:p>7.86416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85184516129" calcext:value-type="float">
            <text:p>8.2285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978503225806" calcext:value-type="float">
            <text:p>8.25978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97552" calcext:value-type="float">
            <text:p>8.09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42529032258" calcext:value-type="float">
            <text:p>7.8764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11608" calcext:value-type="float">
            <text:p>7.6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908374193548" calcext:value-type="float">
            <text:p>7.3190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44335483871" calcext:value-type="float">
            <text:p>7.0254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3192" calcext:value-type="float">
            <text:p>6.51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964090322581" calcext:value-type="float">
            <text:p>6.0496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97628" calcext:value-type="float">
            <text:p>5.569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961548387097" calcext:value-type="float">
            <text:p>5.6496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4755862069" calcext:value-type="float">
            <text:p>5.64447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724387096774" calcext:value-type="float">
            <text:p>5.8472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05341935484" calcext:value-type="float">
            <text:p>6.3390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774269230769" calcext:value-type="float">
            <text:p>6.557742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62133333333" calcext:value-type="float">
            <text:p>6.15662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346114285714" calcext:value-type="float">
            <text:p>5.70346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16903225806" calcext:value-type="float">
            <text:p>5.23616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864387096774" calcext:value-type="float">
            <text:p>4.3486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495638709677" calcext:value-type="float">
            <text:p>3.9649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23028" calcext:value-type="float">
            <text:p>5.572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132593548387" calcext:value-type="float">
            <text:p>6.6513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0557142857" calcext:value-type="float">
            <text:p>6.918905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473238709677" calcext:value-type="float">
            <text:p>6.7447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43767741936" calcext:value-type="float">
            <text:p>6.57443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98984" calcext:value-type="float">
            <text:p>6.3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034374193548" calcext:value-type="float">
            <text:p>5.97034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53128" calcext:value-type="float">
            <text:p>5.52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84104516129" calcext:value-type="float">
            <text:p>5.0784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645316129032" calcext:value-type="float">
            <text:p>4.7564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637909677419" calcext:value-type="float">
            <text:p>4.0163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08376" calcext:value-type="float">
            <text:p>4.1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50744516129" calcext:value-type="float">
            <text:p>4.2950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479490909091" calcext:value-type="float">
            <text:p>4.004794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6252" calcext:value-type="float">
            <text:p>5.8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9110905539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234" meta:object-count="0"/>
    <meta:user-defined meta:name="AppVersion">3.0</meta:user-defined>
  </office:meta>
</office:document-meta>
</file>